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top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2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1" style:vertical-align="to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" style:family="table-cell" style:parent-style-name="Default" style:data-style-name="N0">
      <style:table-cell-properties fo:border="thin solid #000001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2">
      <style:table-cell-properties fo:border="thin solid #000001" style:vertical-align="top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8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1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24" style:family="table-cell" style:parent-style-name="Default" style:data-style-name="N0">
      <style:table-cell-properties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1" fo:border-bottom="none" fo:border-left="none" fo:border-right="none"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77270833333333cm"/>
    </style:style>
    <style:style style:name="ro1" style:family="table-row">
      <style:table-row-properties style:row-height="72.7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9.2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Меню" table:style-name="ta1">
        <table:table-column table:style-name="co1" table:default-cell-style-name="ce5"/>
        <table:table-column table:style-name="co2" table:default-cell-style-name="ce20"/>
        <table:table-column table:style-name="co3" table:default-cell-style-name="ce21"/>
        <table:table-column table:style-name="co4" table:number-columns-repeated="4" table:default-cell-style-name="ce5"/>
        <table:table-column table:style-name="co4" table:number-columns-repeated="2" table:default-cell-style-name="ce3"/>
        <table:table-column table:style-name="co4" table:number-columns-repeated="248" table:default-cell-style-name="ce5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22">
            <text:p>КОМБИНАТ ПИТАНИЯ МГТУ им. Н.Э.БАУМАНА</text:p>
          </table:table-cell>
          <table:covered-table-cell table:number-columns-repeated="2"/>
          <table:table-cell table:number-columns-repeated="4" table:style-name="ce2"/>
          <table:table-cell table:number-columns-repeated="2"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style-name="ce6">
            <text:p>ПРОИЗВОДСТВО №8</text:p>
          </table:table-cell>
          <table:table-cell table:style-name="ce7"/>
          <table:table-cell office:value-type="date" office:date-value="2019-03-11T00:00:00" table:style-name="ce8">
            <text:p>11.03.2019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2">
          <table:table-cell office:value-type="string" table:style-name="ce9">
            <text:p>Выход</text:p>
          </table:table-cell>
          <table:table-cell office:value-type="string" table:style-name="ce9">
            <text:p>Наименование блюда</text:p>
          </table:table-cell>
          <table:table-cell office:value-type="string" table:style-name="ce10">
            <text:p>Цена</text:p>
          </table:table-cell>
          <table:table-cell table:number-columns-repeated="4" table:style-name="ce11"/>
          <table:table-cell table:number-columns-repeated="16377" table:style-name="ce12"/>
        </table:table-row>
        <table:table-row table:style-name="ro3">
          <table:table-cell office:value-type="string" table:number-columns-spanned="3" table:number-rows-spanned="1" table:style-name="ce23">
            <text:p>ЭКОНОМ ОБЕД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Морковь с сахаром, яблоком, курагой, р/м</text:p>
          </table:table-cell>
          <table:table-cell office:value-type="float" office:value="25" table:style-name="ce15">
            <text:p>2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35/250/10</text:p>
          </table:table-cell>
          <table:table-cell office:value-type="string" table:style-name="ce14">
            <text:p>Рассольник "Ленинградский" с курицей, сметаной</text:p>
          </table:table-cell>
          <table:table-cell office:value-type="float" office:value="50" table:style-name="ce15">
            <text:p>5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куриная, рубленная</text:p>
          </table:table-cell>
          <table:table-cell office:value-type="float" office:value="75" table:style-name="ce15">
            <text:p>7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Рис, припущенный в бульоне</text:p>
          </table:table-cell>
          <table:table-cell office:value-type="float" office:value="20" table:style-name="ce15">
            <text:p>2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ДИЕТИЧЕСКИЕ БЛЮДА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Каша молочная рисовая с маслом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изюмом, сгущенным молоком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изюмом, сметаной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ХОЛОДНЫЕ ЗАКУСКИ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Грейпфрут с взбитыми сливками</text:p>
          </table:table-cell>
          <table:table-cell office:value-type="float" office:value="50" table:style-name="ce15">
            <text:p>5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Морковь с сахаром, яблоком, курагой, р/м</text:p>
          </table:table-cell>
          <table:table-cell office:value-type="float" office:value="25" table:style-name="ce15">
            <text:p>2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Редис "Дайкон" с морковью, сыром и майонезом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Золотая рыбка" (крабовое мясо, кукуруза, капуста)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Рыбный" (с рисом)</text:p>
          </table:table-cell>
          <table:table-cell office:value-type="float" office:value="60" table:style-name="ce15">
            <text:p>6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из квашеной капусты с клюквой, р/м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0/50 г</text:p>
          </table:table-cell>
          <table:table-cell office:value-type="string" table:style-name="ce14">
            <text:p>Сельдь с гарниром</text:p>
          </table:table-cell>
          <table:table-cell office:value-type="float" office:value="80" table:style-name="ce15">
            <text:p>8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ПЕРВ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35/250/10</text:p>
          </table:table-cell>
          <table:table-cell office:value-type="string" table:style-name="ce14">
            <text:p>Рассольник "Ленинградский" с курицей, сметаной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Суп-пюре из брокколи</text:p>
          </table:table-cell>
          <table:table-cell office:value-type="float" office:value="60" table:style-name="ce15">
            <text:p>6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ВТОР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Жульен на сливках</text:p>
          </table:table-cell>
          <table:table-cell office:value-type="float" office:value="90" table:style-name="ce15">
            <text:p>9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Биточек рыбный</text:p>
          </table:table-cell>
          <table:table-cell office:value-type="float" office:value="100" table:style-name="ce15">
            <text:p>10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куриная, рубленная</text:p>
          </table:table-cell>
          <table:table-cell office:value-type="float" office:value="75" table:style-name="ce15">
            <text:p>7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20 г</text:p>
          </table:table-cell>
          <table:table-cell office:value-type="string" table:style-name="ce14">
            <text:p>Куры жареные</text:p>
          </table:table-cell>
          <table:table-cell office:value-type="float" office:value="95" table:style-name="ce15">
            <text:p>9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Плов из индейки</text:p>
          </table:table-cell>
          <table:table-cell office:value-type="float" office:value="110" table:style-name="ce15">
            <text:p>11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/10 г</text:p>
          </table:table-cell>
          <table:table-cell office:value-type="string" table:style-name="ce14">
            <text:p>Рыба отварная с лимоном</text:p>
          </table:table-cell>
          <table:table-cell office:value-type="float" office:value="170" table:style-name="ce15">
            <text:p>17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5/50 г</text:p>
          </table:table-cell>
          <table:table-cell office:value-type="string" table:style-name="ce14">
            <text:p>Поджарка из свинины</text:p>
          </table:table-cell>
          <table:table-cell office:value-type="float" office:value="100" table:style-name="ce15">
            <text:p>10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80/40 г</text:p>
          </table:table-cell>
          <table:table-cell office:value-type="string" table:style-name="ce14">
            <text:p>Свинина, запеченная с грибами, луком, сыром, майонезом</text:p>
          </table:table-cell>
          <table:table-cell office:value-type="float" office:value="145" table:style-name="ce15">
            <text:p>14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ГАРНИРЫ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ртофельное пюр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ша гречневая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Рис, припущенный в бульоне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Фасоль стручковая, тушенная с овощами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СОУСЫ / ХЛЕБ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Горчица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Кетчуп "Хайнц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Подлива мясная (Поджарка)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"Тар-тар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пшеничный</text:p>
          </table:table-cell>
          <table:table-cell office:value-type="float" office:value="3" table:style-name="ce15">
            <text:p>3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ржаной</text:p>
          </table:table-cell>
          <table:table-cell office:value-type="float" office:value="2" table:style-name="ce15">
            <text:p>2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Хрен столовый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НАПИТКИ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Горячий шоколад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мпот из кураги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Напиток фруктовый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3 в 1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б/р без сахара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Кофе б/р с сахаром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 г.</text:p>
          </table:table-cell>
          <table:table-cell office:value-type="string" table:style-name="ce14">
            <text:p>Лимон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Сок в ассортимент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Чай без сахара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/7 г</text:p>
          </table:table-cell>
          <table:table-cell office:value-type="string" table:style-name="ce14">
            <text:p>Чай с сахаром и 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5">
          <table:table-cell office:value-type="string" table:number-columns-spanned="3" table:number-rows-spanned="1" table:style-name="ce25">
            <text:p>Готовые блюда не содержат ГМО.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table:style-name="ce16"/>
          <table:table-cell table:style-name="ce17"/>
          <table:table-cell table:style-name="ce18"/>
          <table:table-cell table:number-columns-repeated="16381"/>
        </table:table-row>
        <table:table-row table:number-rows-repeated="2" table:style-name="ro4">
          <table:table-cell table:style-name="ce16"/>
          <table:table-cell table:style-name="ce19"/>
          <table:table-cell table:style-name="ce18"/>
          <table:table-cell table:number-columns-repeated="16381"/>
        </table:table-row>
        <table:table-row table:style-name="ro6">
          <table:table-cell table:style-name="ce5"/>
          <table:table-cell table:style-name="ce20"/>
          <table:table-cell table:style-name="ce21"/>
          <table:table-cell table:number-columns-repeated="16381"/>
        </table:table-row>
        <table:table-row table:number-rows-repeated="1048513" table:style-name="ro7">
          <table:table-cell table:number-columns-repeated="16384"/>
        </table:table-row>
      </table:table>
      <table:table table:name="Лист2" table:style-name="ta2">
        <table:table-column table:style-name="co6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BuiltIn_20_37__32_-_32__1040__1082__1094__1077__1085__1090_1" style:display-name="Excel_BuiltIn_20% - Акцент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15354330708661in" fo:margin-left="0.78740157480315in" fo:margin-right="0.315354330708661in" style:print-orientation="portrait" style:print-page-order="ltr" style:first-page-number="continue" style:scale-to="65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*** ***</meta:initial-creator>
    <dc:creator>User</dc:creator>
    <meta:creation-date>2018-09-20T16:16:21Z</meta:creation-date>
    <dc:date>2019-03-12T21:00:27Z</dc:date>
    <meta:print-date>2019-01-12T10:41:29Z</meta:print-date>
    <meta:editing-cycles>26</meta:editing-cycles>
    <meta:editing-duration>PT8529S</meta:editing-duration>
  </office:meta>
</office:document-meta>
</file>